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2.68mm"/>
    </style:style>
    <style:style style:name="co3" style:family="table-column">
      <style:table-column-properties fo:break-before="auto" style:column-width="105.46mm"/>
    </style:style>
    <style:style style:name="co4" style:family="table-column">
      <style:table-column-properties fo:break-before="auto" style:column-width="217.66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77bom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do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nty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BT1, </text:p>
          </table:table-cell>
          <table:table-cell office:value-type="string" calcext:value-type="string">
            <text:p>CR2450</text:p>
          </table:table-cell>
          <table:table-cell office:value-type="string" calcext:value-type="string">
            <text:p>CR2450-1GVF, Coin Battery with soldering PIN [DIP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C1, C100, C101, C102, C103, C104, C105, C106, C107, C108, C109, C110, C111, C112, C117, C118, C119, C120, C121, C122, C123, C124, C127, C128, C129, C130, C131, C132, C133, C134, C147, C148, C149, C150, C151, C173, C174, C175, C176, C193, C194, C195, C196, C2, C21, C218, C219, C22, C228, C229, C23, C24, C3, C35, C37, C38, C4, C40, C5, C6, C7, C86, C87, C88, C89, C90, C91, C92, C99, 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hip ceramic capacitor 0402 0.1 UF 50V 10% X7R, CC0402KRX7R9BB1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C10, C11, C12, C13, C14, C15, C16, C17, C18, C19, C20, C8, C9, 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hip ceramic capacitor 0402 2.2 UF 10% 25V X5R, C1005X5R1E225K050B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C25, C26, C27, C28, C29, C30, C31, C32, C33, C34, C41, C42, C43, C54, C55, </text:p>
          </table:table-cell>
          <table:table-cell office:value-type="string" calcext:value-type="string">
            <text:p>100nF 100V</text:p>
          </table:table-cell>
          <table:table-cell office:value-type="string" calcext:value-type="string">
            <text:p>CAP_100nF_100V_CERAMIC_SMD_0603_cop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44, C45, C46, C47, </text:p>
          </table:table-cell>
          <table:table-cell office:value-type="string" calcext:value-type="string">
            <text:p>100u 63V</text:p>
          </table:table-cell>
          <table:table-cell office:value-type="string" calcext:value-type="string">
            <text:p>Aluminum capacitor radial 100 uF 20% 63V 10X12, P/N: HR100M63W1012 [DIP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C48, 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Aluminum capacitors RVZ series 330 uF 35V 10X10.5mm, RVZ-35V331MHA5U-R2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C49, C50, C51, C61, C62, C70, C73, C74, C81, 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hip ceramic capacitor 0603 0.1 uF 10% 50V X7R (104)- GRM188R71H104KA93( To replace 16V, 25V) [SMD]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C52, C53, C59, C60, C65, C67, C69, </text:p>
          </table:table-cell>
          <table:table-cell office:value-type="string" calcext:value-type="string">
            <text:p>22u 25V</text:p>
          </table:table-cell>
          <table:table-cell office:value-type="string" calcext:value-type="string">
            <text:p>C_22uF_25V_SMD_08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C56, 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1uF_25V_SMD_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C57, C58, 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hip ceramic capacitor 0603 100 pF 5% 50V C0G (101)- GRM1885C1H101JA01D [SMD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C63, 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22pF_50V_SMD_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C64, C72, 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Aluminum capacitors RVZ series 100uF 35V, 8X10mm, RVZ-35V101MGA5U-R2 [SMD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C75, C76, C77, C78, </text:p>
          </table:table-cell>
          <table:table-cell office:value-type="string" calcext:value-type="string">
            <text:p>22uF 16V</text:p>
          </table:table-cell>
          <table:table-cell office:value-type="string" calcext:value-type="string">
            <text:p>Chip ceramic capacitor 1206 22 uF 10% 16V X7R (226) (Replace 6.3V value) [SMD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C79, 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hip ceramic capacitor 0603 470 pF 10% 50V X7R- GRM188R71H471KA01D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C80, 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hip ceramic capacitor 0603 1000 pf (1.0 nF) 5% 50V NPO (102)- GRM1885C1H102JA01D ( Replace 16V, 25V)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82, C83, C84, C85, 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WPL-2F2.7V0816, 2F 2.7V, Size: 8X16mm [DIP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C93, C94, 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hip ceramic capacitor 0603 18 pF 5% 50V C0G, GRM1885C1H180JA01D <text:s/>[SMD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C113, C114, C115, C116, C125, C126, C36, C39, C66, C68, C71, C95, C96, C97, C98, 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22uF_10V_SMD_06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C135, C136, C137, C153, C154, C155, C177, C178, C179, C180, C197, C199, C200, C201, C220, C221, C230, C231, 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hip ceramic capacitor 0402 1000 pF 10% X7R, C0402C102K5RACTU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138, C139, C140, C144, C145, C146, C181, C182, C183, C184, C189, C190, C191, C192, C222, C223, C226, C227, 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_10000pF_50V_CERAMIC_SMD_04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C141, C142, C143, C156, C157, C158, C159, C160, C161, C162, C163, C164, C165, C166, C167, C168, C185, C186, C187, C188, C202, C203, C204, C205, C206, C207, C208, C209, C210, C211, C212, C213, C224, C225, C232, C233, C234, C235, C236, C237, 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hip ceramic capacitor 0603 0.01 UF 100V 10% X7R, C1608X7R2A103K080AA [SMD]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C152, C169, C170, C171, C172, C198, C214, C215, C216, C217, C238, C239, 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CAP_1000pF_2kV_CERAMIC_SMD_12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D1, D19, D2, D20, D23, D24, D3, D4, 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LL4148, DIODE SMALL SIG 100V 0.2A SOD-80, Fairchild Semiconductor [SMD]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6, </text:p>
          </table:table-cell>
          <table:table-cell office:value-type="string" calcext:value-type="string">
            <text:p>CDSOT23-SM712</text:p>
          </table:table-cell>
          <table:table-cell office:value-type="string" calcext:value-type="string">
            <text:p>CDSOT23-SM712_SMD_SOT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D7, </text:p>
          </table:table-cell>
          <table:table-cell office:value-type="string" calcext:value-type="string">
            <text:p>BL-33G-1</text:p>
          </table:table-cell>
          <table:table-cell office:value-type="string" calcext:value-type="string">
            <text:p>LED Array Lamp 3mm green inside R/A viewing angle plstic case, BL-33G-1 (LA16B/G, 301A-3A4GD) <text:s/>[DIP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D10, D9, 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AT54S,215, <text:s/>SCHOTTKY 30V 225mA, SOT-23-3 [SMD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D11, D33, 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6.0A, Surface mount unidirectoinal suppressor 6V SMB [SMD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D12, D13, </text:p>
          </table:table-cell>
          <table:table-cell office:value-type="string" calcext:value-type="string">
            <text:p>DF10S-T</text:p>
          </table:table-cell>
          <table:table-cell office:value-type="string" calcext:value-type="string">
            <text:p>DF10S-T Bridge Rectifiers Vr=1000V <text:s/>Io=1A [SMD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D14, D5, </text:p>
          </table:table-cell>
          <table:table-cell office:value-type="string" calcext:value-type="string">
            <text:p>SMAJ56A</text:p>
          </table:table-cell>
          <table:table-cell office:value-type="string" calcext:value-type="string">
            <text:p>SMAJ56A_56V_TVS_SMD_S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D15, </text:p>
          </table:table-cell>
          <table:table-cell office:value-type="string" calcext:value-type="string">
            <text:p>PMEG3050</text:p>
          </table:table-cell>
          <table:table-cell office:value-type="string" calcext:value-type="string">
            <text:p>PMEG3030EP,115, Schottky Rectifiers 30V 3A, SOD-128-2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D17, D26, D28, D29, </text:p>
          </table:table-cell>
          <table:table-cell office:value-type="string" calcext:value-type="string">
            <text:p><text:s/>SVC10120VB</text:p>
          </table:table-cell>
          <table:table-cell office:value-type="string" calcext:value-type="string">
            <text:p>SVC10120VB_SMD_PowerDI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D18, D22, D30, </text:p>
          </table:table-cell>
          <table:table-cell office:value-type="string" calcext:value-type="string">
            <text:p>5V6</text:p>
          </table:table-cell>
          <table:table-cell office:value-type="string" calcext:value-type="string">
            <text:p>BZV55-C5V6,115_SMD_SOD-80C-2_cop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D21, D25, D27, </text:p>
          </table:table-cell>
          <table:table-cell office:value-type="string" calcext:value-type="string">
            <text:p>B1100-13-F</text:p>
          </table:table-cell>
          <table:table-cell office:value-type="string" calcext:value-type="string">
            <text:p>B1100-13-F, 1.0A HIGH VOLTAGE SCHOTTKY BARRIER RECTIFIER, SMA [SMD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D31, </text:p>
          </table:table-cell>
          <table:table-cell office:value-type="string" calcext:value-type="string">
            <text:p>3V6</text:p>
          </table:table-cell>
          <table:table-cell office:value-type="string" calcext:value-type="string">
            <text:p>BZV55-C3V6,115 zener_SMD_SOD-80(MiniMELF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32, </text:p>
          </table:table-cell>
          <table:table-cell office:value-type="string" calcext:value-type="string">
            <text:p>SMBJ13A</text:p>
          </table:table-cell>
          <table:table-cell office:value-type="string" calcext:value-type="string">
            <text:p>SMBJ13A_SMD_SM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D34, 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B360A-13-F, Schottky Diodes 60V 3A, SMD/SMT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D35, D36, D37, D38, D39, D40, D41, D42, D43, D44, D45, D46, D8, 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NJ312G8LRA_led_green_SMD_06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F1, </text:p>
          </table:table-cell>
          <table:table-cell office:value-type="string" calcext:value-type="string">
            <text:p>1206L075/16WR</text:p>
          </table:table-cell>
          <table:table-cell office:value-type="string" calcext:value-type="string">
            <text:p>1206L075/16WR, PTC Resettable Fuses 0.75A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F2, </text:p>
          </table:table-cell>
          <table:table-cell office:value-type="string" calcext:value-type="string">
            <text:p>0.9A</text:p>
          </table:table-cell>
          <table:table-cell office:value-type="string" calcext:value-type="string">
            <text:p>NTC-5D5_DIP_6.5x5x10.5LS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F3, F4, </text:p>
          </table:table-cell>
          <table:table-cell office:value-type="string" calcext:value-type="string">
            <text:p>1206L035</text:p>
          </table:table-cell>
          <table:table-cell office:value-type="string" calcext:value-type="string">
            <text:p>1206L025YR, PTC Resettable Fuses 0.25A [SMD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ID1, FID2, FID3, FID4, H1, H2, H3, H4, H5, H6, H7, H8, H9, P1, P10, P11, P12, P13, P14, P15, P16, P17, P18, P19, P2, P20, P21, P22, P23, P24, P25, P3, P4, P5, P6, P7, P8, P9, U5, U6, </text:p>
          </table:table-cell>
          <table:table-cell office:value-type="string" calcext:value-type="string">
            <text:p>TPS23861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J1, J2, J3, J4, J7, </text:p>
          </table:table-cell>
          <table:table-cell office:value-type="string" calcext:value-type="string">
            <text:p>KLS2-EDR-3.50-03P4</text:p>
          </table:table-cell>
          <table:table-cell office:value-type="string" calcext:value-type="string">
            <text:p>KLS2-EDR-3.50-03P4_DIP_9.2x11.3x7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J5, J6, J8, </text:p>
          </table:table-cell>
          <table:table-cell office:value-type="string" calcext:value-type="string">
            <text:p>KLS2-EDR-3.50-04P4</text:p>
          </table:table-cell>
          <table:table-cell office:value-type="string" calcext:value-type="string">
            <text:p>KLS2-EDR-3.50-04P4_DIP_9.2x14.8x7.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J9, 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2041119-1_PCI 52pins_TE connector_SM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10, </text:p>
          </table:table-cell>
          <table:table-cell table:number-columns-repeated="2" office:value-type="string" calcext:value-type="string">
            <text:p>X05B20U20T_1x20-1MP_P0.50mm_Horizon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J11, </text:p>
          </table:table-cell>
          <table:table-cell office:value-type="string" calcext:value-type="string">
            <text:p>L-KLS1-191-4P-B</text:p>
          </table:table-cell>
          <table:table-cell office:value-type="string" calcext:value-type="string">
            <text:p>L-KLS1-191-4P-B_DIP_7.2x19.5x1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J12, J13, J14, J15, J16, </text:p>
          </table:table-cell>
          <table:table-cell office:value-type="string" calcext:value-type="string">
            <text:p>LPJE106XBHNL</text:p>
          </table:table-cell>
          <table:table-cell office:value-type="string" calcext:value-type="string">
            <text:p>LPJE106XBHNL_double_8p8c_DIP_16.5x24.5x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J17, </text:p>
          </table:table-cell>
          <table:table-cell table:number-columns-repeated="2" office:value-type="string" calcext:value-type="string">
            <text:p>DS1013-20_MALE_2.54_PCB_DIP_ls2.54p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1, K2, K3, K4, </text:p>
          </table:table-cell>
          <table:table-cell office:value-type="string" calcext:value-type="string">
            <text:p>TRXS-5VDC-R</text:p>
          </table:table-cell>
          <table:table-cell office:value-type="string" calcext:value-type="string">
            <text:p>TRXS-5VDC-R_DIP_15x7.5x9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L1, </text:p>
          </table:table-cell>
          <table:table-cell office:value-type="string" calcext:value-type="string">
            <text:p>BLM18KG601SN1D</text:p>
          </table:table-cell>
          <table:table-cell office:value-type="string" calcext:value-type="string">
            <text:p>BLM18KG601SN1D, Ferrite Chip Beads, 0603 600 OHM 1.3A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2, L3, </text:p>
          </table:table-cell>
          <table:table-cell office:value-type="string" calcext:value-type="string">
            <text:p>ABG10A50M470</text:p>
          </table:table-cell>
          <table:table-cell office:value-type="string" calcext:value-type="string">
            <text:p>ABG10A50M151, Inductor SMD <text:s/>150uH,390mOhm,Isat=2.2A [SMD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4, L5, L6, </text:p>
          </table:table-cell>
          <table:table-cell table:number-columns-repeated="2" office:value-type="string" calcext:value-type="string">
            <text:p>ABG06A45M100_L_SMD_6x6x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L7, </text:p>
          </table:table-cell>
          <table:table-cell office:value-type="string" calcext:value-type="string">
            <text:p>ABG10A50M101</text:p>
          </table:table-cell>
          <table:table-cell office:value-type="string" calcext:value-type="string">
            <text:p>ABG10A50M101_L_100UH_RING_SMD_10.3x10.3x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Q1, Q13, Q14, Q17, Q19, Q2, Q21, Q22, Q3, Q4, </text:p>
          </table:table-cell>
          <table:table-cell office:value-type="string" calcext:value-type="string">
            <text:p>2N7002P</text:p>
          </table:table-cell>
          <table:table-cell office:value-type="string" calcext:value-type="string">
            <text:p>2N7002P, 215, MOSFET Small Signal N-CH 60V 0.3A N-CHANNEL TRENCH, SOT-23-3 [SMD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Q10, Q11, Q12, Q5, Q6, Q7, Q8, Q9, </text:p>
          </table:table-cell>
          <table:table-cell office:value-type="string" calcext:value-type="string">
            <text:p>DMT10H009LCG</text:p>
          </table:table-cell>
          <table:table-cell office:value-type="string" calcext:value-type="string">
            <text:p>DMT10H009LCG_SMD_V-DFN3333-8_TYPE_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Q15, Q16, 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IRLML6402TRPBF, MOSFET MOSFT P-Ch -3.7A 65mOhm 8nC Log Lvl, SOT-23-3 [SMD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Q18, Q20, </text:p>
          </table:table-cell>
          <table:table-cell office:value-type="string" calcext:value-type="string">
            <text:p>IRLML9301</text:p>
          </table:table-cell>
          <table:table-cell office:value-type="string" calcext:value-type="string">
            <text:p>IRLML9301TRPBF, MOSFET MOSFT P-Ch -30V -3.6A 64mOhm, SOT-23-3 [SMD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R1, R126, R128, R138, R139, R140, R141, R142, R143, R160, R161, R162, R163, R164, R165, R2, R6, R7,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_150_Ohm_1%_SMD_04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R3, 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1_kOhm_1%_SMD_0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R8, R9, 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Chip resistor 0603 5% 1K5 0,1W 50V, CR0603-JW-152E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R10, R101, R115, R116, R144, R167, R35, R4, R47, R48, R5, R82, R85, R86, R87, R88, R92, R98, 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hip resistor 0402 1% 10K OHM 1/16W, CRCW040210K0FK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R11, R12, R13, R14, R19, R20, R21, R22, 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Chip resistor 0402 1% 20K OHM 1/16W, CRCW040220K0FK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R15, R16, R17, R18, R250, R27, R28, R29, R30, R77, 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Chip resistor 0402 1% 30K OHM 1/16W, CRCW040230K0FK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R36, R38, R41, R42, R43, R52, 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hip resistor 0603 5% 0 Ohm 0,1W 50V, CRCW06030000Z0EA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R55, R56, R62, R63, R64, R71, R72, R73,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hip resistor 0805 5% 51 Ohm 0,125W 100V(CR0805-JW-510ELF, RC0805JR-0751RL) [SMD]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R57, R58, R65, R66, R67, R74, R75, R76, </text:p>
          </table:table-cell>
          <table:table-cell office:value-type="string" calcext:value-type="string">
            <text:p>0R22</text:p>
          </table:table-cell>
          <table:table-cell office:value-type="string" calcext:value-type="string">
            <text:p>RES_0R22Ohm_0.5W_1%_SMD_12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R80, R81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_10_Ohm_0.25W_5%_SMD_1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R93,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_150Ohm_0.1W_5%_SMD_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R95,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hip resistor 0603 1% 357 Ohm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R96, </text:p>
          </table:table-cell>
          <table:table-cell office:value-type="string" calcext:value-type="string">
            <text:p>24K9</text:p>
          </table:table-cell>
          <table:table-cell office:value-type="string" calcext:value-type="string">
            <text:p>Chip resistor 0603 1% 24K9 0,1W 50V, CR0603-FX-2492ELF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R97, </text:p>
          </table:table-cell>
          <table:table-cell office:value-type="string" calcext:value-type="string">
            <text:p>169k</text:p>
          </table:table-cell>
          <table:table-cell office:value-type="string" calcext:value-type="string">
            <text:p>Chip resistor 0603 1% 169K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R100, R105, R110, R117, R131, R134, R135, R136, R137, 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hip resistor 0603 1% 1K 0,1W 50V, CR0603-FX-1001ELF [SMD]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R102, R108, R111, R112, R127, R129, R78, R79, R91, R94, 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Chip resistor 0402 1% 105K OHM 1/16W, CRCW0402105KFK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R103, R107, 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Chip resistor 0603 5% 47K 0,1W 50V, CR0603-JW-473ELF [SMD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R104, R109, R122, R99, 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Chip resistor 0603 1% 15K OHM [SMD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R106, R118, R37, R39, R40, R44, R45, R46, R49, R50, R51, R89, R90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p resistor 0603 5% 0 Ohm 0,1W 50V, CRCW06030000Z0E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R113, R114, 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RES_5.1_Ohm_0.1W_5%_SMD_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R119, 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Chip resistor 0603 1% 12K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R120, 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hip resistor 0603 1% 10K 0,1W 50V, CRCW060310K0FKEA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R121, </text:p>
          </table:table-cell>
          <table:table-cell office:value-type="string" calcext:value-type="string">
            <text:p>182k</text:p>
          </table:table-cell>
          <table:table-cell office:value-type="string" calcext:value-type="string">
            <text:p>Chip resistor 0603 1% 182K 0,1W 50V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R123, </text:p>
          </table:table-cell>
          <table:table-cell office:value-type="string" calcext:value-type="string">
            <text:p>11k8</text:p>
          </table:table-cell>
          <table:table-cell office:value-type="string" calcext:value-type="string">
            <text:p>Chip resistor 0603 1% 11K8 0,1W 50V, CR0603-FX-1182ELF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R124, 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Chip resistor 0603 1% 20K 0.1 W, CRCW060320K0FKEA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R125, 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Chip resistor 0603 1% 100K 0,1W 50V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R130, 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Chip resistor 2512 5% 2 Ohm 1W 50V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R132, </text:p>
          </table:table-cell>
          <table:table-cell office:value-type="string" calcext:value-type="string">
            <text:p>21k</text:p>
          </table:table-cell>
          <table:table-cell office:value-type="string" calcext:value-type="string">
            <text:p>RES_21kOhm_0.1W_1%_SMD_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R133, 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Chip resistor 0603 1% 3K OHM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R145, R146, R147, R148, R149, R150, R151, R152, R153, R159, R168, R169, R170, R171, R172, R173, R174, R175, R178, R179, R23, R24, R25, R26, R31, R32, R33, R34, 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hip resistor 0603 5% 4K7 0,1W 50V, CR0603-JW-472ELF [SMD]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R154, R155, R156, R157, R158, R176, R177, R53, R54, R59, R60, R61, R68, R69, R70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ip resistor 0603 5% 22 Ohm 0,1W 50V, CR0603-JW-220ELF [SMD]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R166, R180, </text:p>
          </table:table-cell>
          <table:table-cell office:value-type="string" calcext:value-type="string">
            <text:p>4k99</text:p>
          </table:table-cell>
          <table:table-cell office:value-type="string" calcext:value-type="string">
            <text:p>RES_4.99kOhm_0.1W_1%_SMD_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R181, R182, R183, R184, R185, R186, R187, R188, R189, R190, R191, R192, R208, R209, R210, R211, R212, R213, R214, R215, R216, R217, R218, R219, R220, R221, R222, R223, R236, R237, R238, R239, R240, R241, R242, R243, 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ES_49.9_Ohm_1%_SMD_04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R193, R194, R195, R196, R197, R198, R199, R200, R201, R202, R224, R225, R226, R227, R228, R229, R230, R231, R244, R245, R246, R247,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hip resistor 0603 1% 75 Ohm 0,1W 50V, CR0603-FX-75R0ELF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203, R204, R205, R206, R207, R232, R233, R234, R235, R248, R249, R83, R84, 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_470_Ohm_1%_SMD_04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SW1, SW2, SW3, SW4, SW5, </text:p>
          </table:table-cell>
          <table:table-cell office:value-type="string" calcext:value-type="string">
            <text:p>TS-A02VD-2-S090</text:p>
          </table:table-cell>
          <table:table-cell office:value-type="string" calcext:value-type="string">
            <text:p>SWT-3(EQU. ULO-MDR497; TS-A02VD-2-S090), Tact Switch connector [DIP]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SW6, </text:p>
          </table:table-cell>
          <table:table-cell office:value-type="string" calcext:value-type="string">
            <text:p>JMP2</text:p>
          </table:table-cell>
          <table:table-cell office:value-type="string" calcext:value-type="string">
            <text:p>DS1040-01RT_DIP_9.9x4x8LS7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1, T10, T2, T3, T4, T5, T6, T7, T8, T9, </text:p>
          </table:table-cell>
          <table:table-cell office:value-type="string" calcext:value-type="string">
            <text:p>TG110-RPE5N5RL</text:p>
          </table:table-cell>
          <table:table-cell office:value-type="string" calcext:value-type="string">
            <text:p>TG110-RPE5N5RL_SMD_12.7x9.53x6.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U1, </text:p>
          </table:table-cell>
          <table:table-cell office:value-type="string" calcext:value-type="string">
            <text:p>SN74HC175PW</text:p>
          </table:table-cell>
          <table:table-cell office:value-type="string" calcext:value-type="string">
            <text:p>SN74HC175PWR, Flip Flops Quad with Clear, TSSOP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U2, </text:p>
          </table:table-cell>
          <table:table-cell office:value-type="string" calcext:value-type="string">
            <text:p>TCN75AVOA</text:p>
          </table:table-cell>
          <table:table-cell office:value-type="string" calcext:value-type="string">
            <text:p>TCN75AVOA, 2-Wire Serial Temperature Sensor, SOIC-8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U3, </text:p>
          </table:table-cell>
          <table:table-cell table:number-columns-repeated="2" office:value-type="string" calcext:value-type="string">
            <text:p>MCP23017_SMD_QFN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U4, </text:p>
          </table:table-cell>
          <table:table-cell office:value-type="string" calcext:value-type="string">
            <text:p>TG0510WNR-3490-A01_34pins_FFC_P0.50mm_Horizontal_SMD</text:p>
          </table:table-cell>
          <table:table-cell office:value-type="string" calcext:value-type="string">
            <text:p>WO12864C2-TFH#_winstar_LCD_COG_display_128x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U7, </text:p>
          </table:table-cell>
          <table:table-cell office:value-type="string" calcext:value-type="string">
            <text:p>THVD1500DR</text:p>
          </table:table-cell>
          <table:table-cell office:value-type="string" calcext:value-type="string">
            <text:p>THVD1500DR_RS485_driver_SMD_SO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8, </text:p>
          </table:table-cell>
          <table:table-cell office:value-type="string" calcext:value-type="string">
            <text:p>IRM-60-48</text:p>
          </table:table-cell>
          <table:table-cell office:value-type="string" calcext:value-type="string">
            <text:p>IRM-60-48_DIP_IRM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U9, </text:p>
          </table:table-cell>
          <table:table-cell office:value-type="string" calcext:value-type="string">
            <text:p>NCP1094</text:p>
          </table:table-cell>
          <table:table-cell office:value-type="string" calcext:value-type="string">
            <text:p>NCP1094MNRG_SMD_DFN-10-1EP_3x3mm_Pitch0.5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U10, U13, </text:p>
          </table:table-cell>
          <table:table-cell office:value-type="string" calcext:value-type="string">
            <text:p>TLV9001UIDBVR</text:p>
          </table:table-cell>
          <table:table-cell office:value-type="string" calcext:value-type="string">
            <text:p>TLV9001UIDBVR, 1-Channel, 1MHz, RRIO, 1.8V to 5.5V Operational Amplifier for Cost-Optimized Systems -40 to 125, SOT-23-5 [SMD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U11, U12, </text:p>
          </table:table-cell>
          <table:table-cell office:value-type="string" calcext:value-type="string">
            <text:p>MP2494DN-LF-Z</text:p>
          </table:table-cell>
          <table:table-cell office:value-type="string" calcext:value-type="string">
            <text:p>MP2494DN_SMD_SOIC8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U14, </text:p>
          </table:table-cell>
          <table:table-cell office:value-type="string" calcext:value-type="string">
            <text:p>MT1470</text:p>
          </table:table-cell>
          <table:table-cell office:value-type="string" calcext:value-type="string">
            <text:p>MT1470 sync DC-DC 2A_SMD_SOT-23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U15, 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MC34063ACD-TR(MC34063ADR2G), 40V 1.5A , Step-Up/Down/ Inverting Switching Regulators SOIC�� [SMD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U16, U17, 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AT24CS04-SSHM_I2C_eeprom_SMD_SO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U18, U19, </text:p>
          </table:table-cell>
          <table:table-cell table:number-columns-repeated="2" office:value-type="string" calcext:value-type="string">
            <text:p>88E6071_marwell_switch_QFN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Y1, 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Crystal SPK-25Mhz 8PF +/-50PPM 2Pad(NX5032GA-25.000000MHZ-LN-CD-1, 25.000MHZ 8pF 50PPM SMD) [SMD]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5" meta:object-count="0"/>
    <meta:generator>LibreOffice/6.0.7.3$Linux_X86_64 LibreOffice_project/00m0$Build-3</meta:generator>
  </office:meta>
</office:document-meta>
</file>